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9cm" svg:stroke-color="#333333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solid" svg:stroke-width="0.003cm" svg:stroke-color="#333333" draw:fill="solid" draw:fill-color="#ffffff" fo:padding-top="0.001cm" fo:padding-bottom="0.001cm" fo:padding-left="0.001cm" fo:padding-right="0.001cm"/>
    </style:style>
    <style:style style:name="gr4" style:family="graphic" style:parent-style-name="standard">
      <style:graphic-properties draw:stroke="solid" svg:stroke-width="0.058cm" svg:stroke-color="#333333" draw:fill="none" fo:padding-top="0.029cm" fo:padding-bottom="0.029cm" fo:padding-left="0.029cm" fo:padding-right="0.029cm"/>
    </style:style>
    <style:style style:name="gr5" style:family="graphic" style:parent-style-name="standard">
      <style:graphic-properties draw:stroke="solid" svg:stroke-width="0.003cm" svg:stroke-color="#333333" draw:fill="solid" draw:fill-color="#000000" fo:padding-top="0.001cm" fo:padding-bottom="0.001cm" fo:padding-left="0.001cm" fo:padding-right="0.001cm"/>
    </style:style>
    <style:style style:name="gr6" style:family="graphic" style:parent-style-name="standard">
      <style:graphic-properties draw:stroke="solid" svg:stroke-width="0.029cm" svg:stroke-color="#333333" draw:fill="solid" draw:fill-color="#ffffff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03cm" svg:stroke-color="#333333" draw:fill="none" fo:padding-top="0.001cm" fo:padding-bottom="0.001cm" fo:padding-left="0.001cm" fo:padding-right="0.001cm"/>
    </style:style>
    <style:style style:name="gr8" style:family="graphic" style:parent-style-name="standard">
      <style:graphic-properties draw:stroke="solid" svg:stroke-width="0.018cm" svg:stroke-color="#000000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535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49cm" svg:stroke-color="#000000" draw:fill="none" fo:padding-top="0.024cm" fo:padding-bottom="0.024cm" fo:padding-left="0.024cm" fo:padding-right="0.024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0.53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93cm" fo:min-width="3.81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93cm" fo:min-width="1.29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color="#000000" fo:font-family="'Nimbus Sans L'" fo:font-size="11.6999998092651pt" style:font-size-asian="11.6999998092651pt" style:font-family-complex="'Nimbus Sans L'" style:font-size-complex="11.6999998092651pt"/>
    </style:style>
    <style:style style:name="T2" style:family="text">
      <style:text-properties fo:color="#000000" fo:font-family="'Nimbus Sans L'" fo:font-size="12pt" style:font-size-asian="12pt" style:font-family-complex="'Nimbus Sans L'" style:font-size-complex="12pt"/>
    </style:style>
    <style:style style:name="T3" style:family="text">
      <style:text-properties fo:color="#000000" fo:font-family="'Nimbus Sans L'" fo:font-size="14pt" style:font-size-asian="14pt" style:font-family-complex="'Nimbus Sans L'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9.792cm" svg:height="10.044cm" svg:x="2.09cm" svg:y="0.7cm" svg:viewBox="0 0 9793 10045" draw:points="0,0 9793,0 9793,10045 0,10045">
          <text:p/>
        </draw:polygon>
        <draw:line draw:style-name="gr2" draw:layer="layout" svg:x1="2.38cm" svg:y1="7.02cm" svg:x2="2.38cm" svg:y2="6.282cm">
          <text:p/>
        </draw:line>
        <draw:line draw:style-name="gr2" draw:layer="layout" svg:x1="2.38cm" svg:y1="7.613cm" svg:x2="2.38cm" svg:y2="8.311cm">
          <text:p/>
        </draw:line>
        <draw:polygon draw:style-name="gr3" draw:layer="layout" svg:width="0.364cm" svg:height="0.592cm" svg:x="2.199cm" svg:y="7.02cm" svg:viewBox="0 0 365 593" draw:points="0,0 0,593 365,593 365,0">
          <text:p/>
        </draw:polygon>
        <draw:polygon draw:style-name="gr2" draw:layer="layout" svg:width="0.364cm" svg:height="0.592cm" svg:x="2.199cm" svg:y="7.02cm" svg:viewBox="0 0 365 593" draw:points="0,0 0,593 365,593 365,0">
          <text:p/>
        </draw:polygon>
        <draw:polygon draw:style-name="gr2" draw:layer="layout" svg:width="0.364cm" svg:height="0.592cm" svg:x="2.199cm" svg:y="7.02cm" svg:viewBox="0 0 365 593" draw:points="0,0 0,593 365,593 365,0">
          <text:p/>
        </draw:polygon>
        <draw:line draw:style-name="gr4" draw:layer="layout" svg:x1="2.199cm" svg:y1="7.284cm" svg:x2="2.564cm" svg:y2="7.284cm">
          <text:p/>
        </draw:line>
        <draw:path draw:style-name="gr5" draw:layer="layout" svg:width="0.059cm" svg:height="0.061cm" svg:x="2.838cm" svg:y="6.121cm" svg:viewBox="0 0 60 62" svg:d="m60 29c0 43-60 43-60 0 0-39 60-39 60 0z">
          <text:p/>
        </draw:path>
        <draw:path draw:style-name="gr4" draw:layer="layout" svg:width="0.059cm" svg:height="0.061cm" svg:x="2.838cm" svg:y="6.121cm" svg:viewBox="0 0 60 62" svg:d="m60 29c0 43-60 43-60 0 0-39 60-39 60 0z">
          <text:p/>
        </draw:path>
        <draw:line draw:style-name="gr2" draw:layer="layout" svg:x1="2.868cm" svg:y1="7.194cm" svg:x2="2.868cm" svg:y2="6.411cm">
          <text:p/>
        </draw:line>
        <draw:line draw:style-name="gr2" draw:layer="layout" svg:x1="2.868cm" svg:y1="7.86cm" svg:x2="2.868cm" svg:y2="8.585cm">
          <text:p/>
        </draw:line>
        <draw:polygon draw:style-name="gr3" draw:layer="layout" svg:width="0.365cm" svg:height="0.665cm" svg:x="2.683cm" svg:y="7.194cm" svg:viewBox="0 0 366 666" draw:points="0,0 0,666 366,666 366,0">
          <text:p/>
        </draw:polygon>
        <draw:polygon draw:style-name="gr2" draw:layer="layout" svg:width="0.365cm" svg:height="0.665cm" svg:x="2.683cm" svg:y="7.194cm" svg:viewBox="0 0 366 666" draw:points="0,0 0,666 366,666 366,0">
          <text:p/>
        </draw:polygon>
        <draw:polygon draw:style-name="gr2" draw:layer="layout" svg:width="0.365cm" svg:height="0.665cm" svg:x="2.683cm" svg:y="7.194cm" svg:viewBox="0 0 366 666" draw:points="0,0 0,666 366,666 366,0">
          <text:p/>
        </draw:polygon>
        <draw:line draw:style-name="gr4" draw:layer="layout" svg:x1="2.683cm" svg:y1="7.577cm" svg:x2="3.049cm" svg:y2="7.577cm">
          <text:p/>
        </draw:line>
        <draw:path draw:style-name="gr5" draw:layer="layout" svg:width="0.058cm" svg:height="0.061cm" svg:x="3.322cm" svg:y="8.335cm" svg:viewBox="0 0 59 62" svg:d="m59 32c0 40-59 40-59 0 0-43 59-43 59 0z">
          <text:p/>
        </draw:path>
        <draw:path draw:style-name="gr4" draw:layer="layout" svg:width="0.058cm" svg:height="0.061cm" svg:x="3.322cm" svg:y="8.335cm" svg:viewBox="0 0 59 62" svg:d="m59 32c0 40-59 40-59 0 0-43 59-43 59 0z">
          <text:p/>
        </draw:path>
        <draw:path draw:style-name="gr5" draw:layer="layout" svg:width="0.058cm" svg:height="0.059cm" svg:x="3.322cm" svg:y="8.483cm" svg:viewBox="0 0 59 60" svg:d="m59 29c0 41-59 41-59 0 0-39 59-39 59 0z">
          <text:p/>
        </draw:path>
        <draw:path draw:style-name="gr4" draw:layer="layout" svg:width="0.058cm" svg:height="0.059cm" svg:x="3.322cm" svg:y="8.483cm" svg:viewBox="0 0 59 60" svg:d="m59 29c0 41-59 41-59 0 0-39 59-39 59 0z">
          <text:p/>
        </draw:path>
        <draw:line draw:style-name="gr2" draw:layer="layout" svg:x1="3.352cm" svg:y1="6.717cm" svg:x2="3.352cm" svg:y2="5.795cm">
          <text:p/>
        </draw:line>
        <draw:line draw:style-name="gr2" draw:layer="layout" svg:x1="3.352cm" svg:y1="7.356cm" svg:x2="3.352cm" svg:y2="8.262cm">
          <text:p/>
        </draw:line>
        <draw:polygon draw:style-name="gr3" draw:layer="layout" svg:width="0.361cm" svg:height="0.638cm" svg:x="3.171cm" svg:y="6.717cm" svg:viewBox="0 0 362 639" draw:points="0,0 0,639 362,639 362,0">
          <text:p/>
        </draw:polygon>
        <draw:polygon draw:style-name="gr2" draw:layer="layout" svg:width="0.361cm" svg:height="0.638cm" svg:x="3.171cm" svg:y="6.717cm" svg:viewBox="0 0 362 639" draw:points="0,0 0,639 362,639 362,0">
          <text:p/>
        </draw:polygon>
        <draw:polygon draw:style-name="gr2" draw:layer="layout" svg:width="0.361cm" svg:height="0.638cm" svg:x="3.171cm" svg:y="6.717cm" svg:viewBox="0 0 362 639" draw:points="0,0 0,639 362,639 362,0">
          <text:p/>
        </draw:polygon>
        <draw:line draw:style-name="gr4" draw:layer="layout" svg:x1="3.171cm" svg:y1="7.02cm" svg:x2="3.533cm" svg:y2="7.02cm">
          <text:p/>
        </draw:line>
        <draw:line draw:style-name="gr2" draw:layer="layout" svg:x1="3.836cm" svg:y1="6.921cm" svg:x2="3.836cm" svg:y2="5.868cm">
          <text:p/>
        </draw:line>
        <draw:line draw:style-name="gr2" draw:layer="layout" svg:x1="3.836cm" svg:y1="7.643cm" svg:x2="3.836cm" svg:y2="8.322cm">
          <text:p/>
        </draw:line>
        <draw:polygon draw:style-name="gr3" draw:layer="layout" svg:width="0.361cm" svg:height="0.721cm" svg:x="3.655cm" svg:y="6.921cm" svg:viewBox="0 0 362 722" draw:points="0,0 0,722 362,722 362,0">
          <text:p/>
        </draw:polygon>
        <draw:polygon draw:style-name="gr2" draw:layer="layout" svg:width="0.361cm" svg:height="0.721cm" svg:x="3.655cm" svg:y="6.921cm" svg:viewBox="0 0 362 722" draw:points="0,0 0,722 362,722 362,0">
          <text:p/>
        </draw:polygon>
        <draw:polygon draw:style-name="gr2" draw:layer="layout" svg:width="0.361cm" svg:height="0.721cm" svg:x="3.655cm" svg:y="6.921cm" svg:viewBox="0 0 362 722" draw:points="0,0 0,722 362,722 362,0">
          <text:p/>
        </draw:polygon>
        <draw:line draw:style-name="gr4" draw:layer="layout" svg:x1="3.655cm" svg:y1="7.353cm" svg:x2="4.017cm" svg:y2="7.353cm">
          <text:p/>
        </draw:line>
        <draw:line draw:style-name="gr2" draw:layer="layout" svg:x1="4.321cm" svg:y1="7.023cm" svg:x2="4.321cm" svg:y2="6.209cm">
          <text:p/>
        </draw:line>
        <draw:line draw:style-name="gr2" draw:layer="layout" svg:x1="4.321cm" svg:y1="7.705cm" svg:x2="4.321cm" svg:y2="8.459cm">
          <text:p/>
        </draw:line>
        <draw:polygon draw:style-name="gr3" draw:layer="layout" svg:width="0.361cm" svg:height="0.681cm" svg:x="4.139cm" svg:y="7.024cm" svg:viewBox="0 0 362 682" draw:points="0,0 0,682 362,682 362,0">
          <text:p/>
        </draw:polygon>
        <draw:polygon draw:style-name="gr2" draw:layer="layout" svg:width="0.361cm" svg:height="0.681cm" svg:x="4.139cm" svg:y="7.024cm" svg:viewBox="0 0 362 682" draw:points="0,0 0,682 362,682 362,0">
          <text:p/>
        </draw:polygon>
        <draw:polygon draw:style-name="gr2" draw:layer="layout" svg:width="0.361cm" svg:height="0.681cm" svg:x="4.139cm" svg:y="7.024cm" svg:viewBox="0 0 362 682" draw:points="0,0 0,682 362,682 362,0">
          <text:p/>
        </draw:polygon>
        <draw:line draw:style-name="gr4" draw:layer="layout" svg:x1="4.139cm" svg:y1="7.382cm" svg:x2="4.501cm" svg:y2="7.382cm">
          <text:p/>
        </draw:line>
        <draw:line draw:style-name="gr2" draw:layer="layout" svg:x1="4.804cm" svg:y1="7.026cm" svg:x2="4.804cm" svg:y2="6.101cm">
          <text:p/>
        </draw:line>
        <draw:line draw:style-name="gr2" draw:layer="layout" svg:x1="4.804cm" svg:y1="7.659cm" svg:x2="4.804cm" svg:y2="8.205cm">
          <text:p/>
        </draw:line>
        <draw:polygon draw:style-name="gr3" draw:layer="layout" svg:width="0.365cm" svg:height="0.632cm" svg:x="4.623cm" svg:y="7.026cm" svg:viewBox="0 0 366 633" draw:points="0,0 0,633 366,633 366,0">
          <text:p/>
        </draw:polygon>
        <draw:polygon draw:style-name="gr2" draw:layer="layout" svg:width="0.365cm" svg:height="0.632cm" svg:x="4.623cm" svg:y="7.026cm" svg:viewBox="0 0 366 633" draw:points="0,0 0,633 366,633 366,0">
          <text:p/>
        </draw:polygon>
        <draw:polygon draw:style-name="gr2" draw:layer="layout" svg:width="0.365cm" svg:height="0.632cm" svg:x="4.623cm" svg:y="7.026cm" svg:viewBox="0 0 366 633" draw:points="0,0 0,633 366,633 366,0">
          <text:p/>
        </draw:polygon>
        <draw:line draw:style-name="gr4" draw:layer="layout" svg:x1="4.623cm" svg:y1="7.3cm" svg:x2="4.989cm" svg:y2="7.3cm">
          <text:p/>
        </draw:line>
        <draw:path draw:style-name="gr5" draw:layer="layout" svg:width="0.062cm" svg:height="0.061cm" svg:x="5.259cm" svg:y="5.944cm" svg:viewBox="0 0 63 62" svg:d="m63 32c0 39-63 39-63 0 0-43 63-43 63 0z">
          <text:p/>
        </draw:path>
        <draw:path draw:style-name="gr4" draw:layer="layout" svg:width="0.062cm" svg:height="0.061cm" svg:x="5.259cm" svg:y="5.944cm" svg:viewBox="0 0 63 62" svg:d="m63 32c0 39-63 39-63 0 0-43 63-43 63 0z">
          <text:p/>
        </draw:path>
        <draw:line draw:style-name="gr2" draw:layer="layout" svg:x1="5.289cm" svg:y1="7.067cm" svg:x2="5.289cm" svg:y2="6.263cm">
          <text:p/>
        </draw:line>
        <draw:line draw:style-name="gr2" draw:layer="layout" svg:x1="5.289cm" svg:y1="7.699cm" svg:x2="5.289cm" svg:y2="8.44cm">
          <text:p/>
        </draw:line>
        <draw:polygon draw:style-name="gr3" draw:layer="layout" svg:width="0.364cm" svg:height="0.631cm" svg:x="5.108cm" svg:y="7.067cm" svg:viewBox="0 0 365 632" draw:points="0,0 0,632 365,632 365,0">
          <text:p/>
        </draw:polygon>
        <draw:polygon draw:style-name="gr2" draw:layer="layout" svg:width="0.364cm" svg:height="0.631cm" svg:x="5.108cm" svg:y="7.067cm" svg:viewBox="0 0 365 632" draw:points="0,0 0,632 365,632 365,0">
          <text:p/>
        </draw:polygon>
        <draw:polygon draw:style-name="gr2" draw:layer="layout" svg:width="0.364cm" svg:height="0.631cm" svg:x="5.108cm" svg:y="7.067cm" svg:viewBox="0 0 365 632" draw:points="0,0 0,632 365,632 365,0">
          <text:p/>
        </draw:polygon>
        <draw:line draw:style-name="gr4" draw:layer="layout" svg:x1="5.108cm" svg:y1="7.347cm" svg:x2="5.473cm" svg:y2="7.347cm">
          <text:p/>
        </draw:line>
        <draw:path draw:style-name="gr5" draw:layer="layout" svg:width="0.062cm" svg:height="0.061cm" svg:x="5.743cm" svg:y="5.621cm" svg:viewBox="0 0 63 62" svg:d="m63 32c0 40-63 40-63 0 0-43 63-43 63 0z">
          <text:p/>
        </draw:path>
        <draw:path draw:style-name="gr4" draw:layer="layout" svg:width="0.062cm" svg:height="0.061cm" svg:x="5.743cm" svg:y="5.621cm" svg:viewBox="0 0 63 62" svg:d="m63 32c0 40-63 40-63 0 0-43 63-43 63 0z">
          <text:p/>
        </draw:path>
        <draw:path draw:style-name="gr5" draw:layer="layout" svg:width="0.062cm" svg:height="0.059cm" svg:x="5.743cm" svg:y="5.775cm" svg:viewBox="0 0 63 60" svg:d="m63 30c0 39-63 39-63 0 0-40 63-40 63 0z">
          <text:p/>
        </draw:path>
        <draw:path draw:style-name="gr4" draw:layer="layout" svg:width="0.062cm" svg:height="0.059cm" svg:x="5.743cm" svg:y="5.775cm" svg:viewBox="0 0 63 60" svg:d="m63 30c0 39-63 39-63 0 0-40 63-40 63 0z">
          <text:p/>
        </draw:path>
        <draw:line draw:style-name="gr2" draw:layer="layout" svg:x1="5.776cm" svg:y1="7.031cm" svg:x2="5.776cm" svg:y2="6.237cm">
          <text:p/>
        </draw:line>
        <draw:line draw:style-name="gr2" draw:layer="layout" svg:x1="5.776cm" svg:y1="7.577cm" svg:x2="5.776cm" svg:y2="8.324cm">
          <text:p/>
        </draw:line>
        <draw:polygon draw:style-name="gr3" draw:layer="layout" svg:width="0.365cm" svg:height="0.546cm" svg:x="5.591cm" svg:y="7.03cm" svg:viewBox="0 0 366 547" draw:points="0,0 0,547 366,547 366,0">
          <text:p/>
        </draw:polygon>
        <draw:polygon draw:style-name="gr2" draw:layer="layout" svg:width="0.365cm" svg:height="0.546cm" svg:x="5.591cm" svg:y="7.03cm" svg:viewBox="0 0 366 547" draw:points="0,0 0,547 366,547 366,0">
          <text:p/>
        </draw:polygon>
        <draw:polygon draw:style-name="gr2" draw:layer="layout" svg:width="0.365cm" svg:height="0.546cm" svg:x="5.591cm" svg:y="7.03cm" svg:viewBox="0 0 366 547" draw:points="0,0 0,547 366,547 366,0">
          <text:p/>
        </draw:polygon>
        <draw:line draw:style-name="gr4" draw:layer="layout" svg:x1="5.591cm" svg:y1="7.274cm" svg:x2="5.957cm" svg:y2="7.274cm">
          <text:p/>
        </draw:line>
        <draw:line draw:style-name="gr2" draw:layer="layout" svg:x1="6.261cm" svg:y1="6.737cm" svg:x2="6.261cm" svg:y2="6.392cm">
          <text:p/>
        </draw:line>
        <draw:line draw:style-name="gr2" draw:layer="layout" svg:x1="6.261cm" svg:y1="7.132cm" svg:x2="6.261cm" svg:y2="7.557cm">
          <text:p/>
        </draw:line>
        <draw:polygon draw:style-name="gr3" draw:layer="layout" svg:width="0.361cm" svg:height="0.394cm" svg:x="6.08cm" svg:y="6.737cm" svg:viewBox="0 0 362 395" draw:points="0,0 0,395 362,395 362,0">
          <text:p/>
        </draw:polygon>
        <draw:polygon draw:style-name="gr2" draw:layer="layout" svg:width="0.361cm" svg:height="0.394cm" svg:x="6.08cm" svg:y="6.737cm" svg:viewBox="0 0 362 395" draw:points="0,0 0,395 362,395 362,0">
          <text:p/>
        </draw:polygon>
        <draw:polygon draw:style-name="gr2" draw:layer="layout" svg:width="0.361cm" svg:height="0.394cm" svg:x="6.08cm" svg:y="6.737cm" svg:viewBox="0 0 362 395" draw:points="0,0 0,395 362,395 362,0">
          <text:p/>
        </draw:polygon>
        <draw:line draw:style-name="gr4" draw:layer="layout" svg:x1="6.08cm" svg:y1="6.928cm" svg:x2="6.442cm" svg:y2="6.928cm">
          <text:p/>
        </draw:line>
        <draw:line draw:style-name="gr2" draw:layer="layout" svg:x1="6.744cm" svg:y1="6.586cm" svg:x2="6.744cm" svg:y2="6.256cm">
          <text:p/>
        </draw:line>
        <draw:line draw:style-name="gr2" draw:layer="layout" svg:x1="6.744cm" svg:y1="6.931cm" svg:x2="6.744cm" svg:y2="7.319cm">
          <text:p/>
        </draw:line>
        <draw:polygon draw:style-name="gr3" draw:layer="layout" svg:width="0.361cm" svg:height="0.344cm" svg:x="6.563cm" svg:y="6.586cm" svg:viewBox="0 0 362 345" draw:points="0,0 0,345 362,345 362,0">
          <text:p/>
        </draw:polygon>
        <draw:polygon draw:style-name="gr2" draw:layer="layout" svg:width="0.361cm" svg:height="0.344cm" svg:x="6.563cm" svg:y="6.586cm" svg:viewBox="0 0 362 345" draw:points="0,0 0,345 362,345 362,0">
          <text:p/>
        </draw:polygon>
        <draw:polygon draw:style-name="gr2" draw:layer="layout" svg:width="0.361cm" svg:height="0.344cm" svg:x="6.563cm" svg:y="6.586cm" svg:viewBox="0 0 362 345" draw:points="0,0 0,345 362,345 362,0">
          <text:p/>
        </draw:polygon>
        <draw:line draw:style-name="gr4" draw:layer="layout" svg:x1="6.563cm" svg:y1="6.757cm" svg:x2="6.925cm" svg:y2="6.757cm">
          <text:p/>
        </draw:line>
        <draw:path draw:style-name="gr5" draw:layer="layout" svg:width="0.059cm" svg:height="0.061cm" svg:x="7.199cm" svg:y="6.111cm" svg:viewBox="0 0 60 62" svg:d="m60 29c0 43-60 43-60 0 0-39 60-39 60 0z">
          <text:p/>
        </draw:path>
        <draw:path draw:style-name="gr4" draw:layer="layout" svg:width="0.059cm" svg:height="0.061cm" svg:x="7.199cm" svg:y="6.111cm" svg:viewBox="0 0 60 62" svg:d="m60 29c0 43-60 43-60 0 0-39 60-39 60 0z">
          <text:p/>
        </draw:path>
        <draw:line draw:style-name="gr2" draw:layer="layout" svg:x1="7.229cm" svg:y1="6.55cm" svg:x2="7.229cm" svg:y2="6.322cm">
          <text:p/>
        </draw:line>
        <draw:line draw:style-name="gr2" draw:layer="layout" svg:x1="7.229cm" svg:y1="6.816cm" svg:x2="7.229cm" svg:y2="7.109cm">
          <text:p/>
        </draw:line>
        <draw:polygon draw:style-name="gr3" draw:layer="layout" svg:width="0.361cm" svg:height="0.266cm" svg:x="7.048cm" svg:y="6.549cm" svg:viewBox="0 0 362 267" draw:points="0,0 0,267 362,267 362,0">
          <text:p/>
        </draw:polygon>
        <draw:polygon draw:style-name="gr2" draw:layer="layout" svg:width="0.361cm" svg:height="0.266cm" svg:x="7.048cm" svg:y="6.549cm" svg:viewBox="0 0 362 267" draw:points="0,0 0,267 362,267 362,0">
          <text:p/>
        </draw:polygon>
        <draw:polygon draw:style-name="gr2" draw:layer="layout" svg:width="0.361cm" svg:height="0.266cm" svg:x="7.048cm" svg:y="6.549cm" svg:viewBox="0 0 362 267" draw:points="0,0 0,267 362,267 362,0">
          <text:p/>
        </draw:polygon>
        <draw:line draw:style-name="gr4" draw:layer="layout" svg:x1="7.048cm" svg:y1="6.677cm" svg:x2="7.41cm" svg:y2="6.677cm">
          <text:p/>
        </draw:line>
        <draw:line draw:style-name="gr2" draw:layer="layout" svg:x1="7.712cm" svg:y1="6.481cm" svg:x2="7.712cm" svg:y2="6.194cm">
          <text:p/>
        </draw:line>
        <draw:line draw:style-name="gr2" draw:layer="layout" svg:x1="7.712cm" svg:y1="6.707cm" svg:x2="7.712cm" svg:y2="7.013cm">
          <text:p/>
        </draw:line>
        <draw:polygon draw:style-name="gr6" draw:layer="layout" svg:width="0.361cm" svg:height="0.226cm" svg:x="7.531cm" svg:y="6.48cm" svg:viewBox="0 0 362 227" draw:points="0,0 0,227 362,227 362,0">
          <text:p/>
        </draw:polygon>
        <draw:polygon draw:style-name="gr7" draw:layer="layout" svg:width="0.361cm" svg:height="0.226cm" svg:x="7.531cm" svg:y="6.48cm" svg:viewBox="0 0 362 227" draw:points="0,0 0,227 362,227 362,0">
          <text:p/>
        </draw:polygon>
        <draw:polygon draw:style-name="gr2" draw:layer="layout" svg:width="0.361cm" svg:height="0.226cm" svg:x="7.531cm" svg:y="6.48cm" svg:viewBox="0 0 362 227" draw:points="0,0 0,227 362,227 362,0">
          <text:p/>
        </draw:polygon>
        <draw:line draw:style-name="gr4" draw:layer="layout" svg:x1="7.531cm" svg:y1="6.575cm" svg:x2="7.893cm" svg:y2="6.575cm">
          <text:p/>
        </draw:line>
        <draw:path draw:style-name="gr5" draw:layer="layout" svg:width="0.062cm" svg:height="0.058cm" svg:x="8.167cm" svg:y="7.194cm" svg:viewBox="0 0 63 59" svg:d="m63 29c0 40-63 40-63 0s63-39 63 0z">
          <text:p/>
        </draw:path>
        <draw:path draw:style-name="gr4" draw:layer="layout" svg:width="0.062cm" svg:height="0.058cm" svg:x="8.167cm" svg:y="7.194cm" svg:viewBox="0 0 63 59" svg:d="m63 29c0 40-63 40-63 0s63-39 63 0z">
          <text:p/>
        </draw:path>
        <draw:line draw:style-name="gr2" draw:layer="layout" svg:x1="8.197cm" svg:y1="6.463cm" svg:x2="8.197cm" svg:y2="6.154cm">
          <text:p/>
        </draw:line>
        <draw:line draw:style-name="gr2" draw:layer="layout" svg:x1="8.197cm" svg:y1="6.724cm" svg:x2="8.197cm" svg:y2="7.089cm">
          <text:p/>
        </draw:line>
        <draw:polygon draw:style-name="gr3" draw:layer="layout" svg:width="0.364cm" svg:height="0.259cm" svg:x="8.016cm" svg:y="6.463cm" svg:viewBox="0 0 365 260" draw:points="0,0 0,260 365,260 365,0">
          <text:p/>
        </draw:polygon>
        <draw:polygon draw:style-name="gr2" draw:layer="layout" svg:width="0.364cm" svg:height="0.259cm" svg:x="8.016cm" svg:y="6.463cm" svg:viewBox="0 0 365 260" draw:points="0,0 0,260 365,260 365,0">
          <text:p/>
        </draw:polygon>
        <draw:polygon draw:style-name="gr2" draw:layer="layout" svg:width="0.364cm" svg:height="0.259cm" svg:x="8.016cm" svg:y="6.463cm" svg:viewBox="0 0 365 260" draw:points="0,0 0,260 365,260 365,0">
          <text:p/>
        </draw:polygon>
        <draw:line draw:style-name="gr4" draw:layer="layout" svg:x1="8.016cm" svg:y1="6.569cm" svg:x2="8.381cm" svg:y2="6.569cm">
          <text:p/>
        </draw:line>
        <draw:path draw:style-name="gr5" draw:layer="layout" svg:width="0.062cm" svg:height="0.061cm" svg:x="8.652cm" svg:y="6.938cm" svg:viewBox="0 0 63 62" svg:d="m63 29c0 43-63 43-63 0 0-39 63-39 63 0z">
          <text:p/>
        </draw:path>
        <draw:path draw:style-name="gr4" draw:layer="layout" svg:width="0.062cm" svg:height="0.061cm" svg:x="8.652cm" svg:y="6.938cm" svg:viewBox="0 0 63 62" svg:d="m63 29c0 43-63 43-63 0 0-39 63-39 63 0z">
          <text:p/>
        </draw:path>
        <draw:line draw:style-name="gr2" draw:layer="layout" svg:x1="8.684cm" svg:y1="6.463cm" svg:x2="8.684cm" svg:y2="6.256cm">
          <text:p/>
        </draw:line>
        <draw:line draw:style-name="gr2" draw:layer="layout" svg:x1="8.684cm" svg:y1="6.635cm" svg:x2="8.684cm" svg:y2="6.885cm">
          <text:p/>
        </draw:line>
        <draw:polygon draw:style-name="gr3" draw:layer="layout" svg:width="0.365cm" svg:height="0.171cm" svg:x="8.5cm" svg:y="6.463cm" svg:viewBox="0 0 366 172" draw:points="0,0 0,172 366,172 366,0">
          <text:p/>
        </draw:polygon>
        <draw:polygon draw:style-name="gr2" draw:layer="layout" svg:width="0.365cm" svg:height="0.171cm" svg:x="8.5cm" svg:y="6.463cm" svg:viewBox="0 0 366 172" draw:points="0,0 0,172 366,172 366,0">
          <text:p/>
        </draw:polygon>
        <draw:polygon draw:style-name="gr2" draw:layer="layout" svg:width="0.365cm" svg:height="0.171cm" svg:x="8.5cm" svg:y="6.463cm" svg:viewBox="0 0 366 172" draw:points="0,0 0,172 366,172 366,0">
          <text:p/>
        </draw:polygon>
        <draw:line draw:style-name="gr4" draw:layer="layout" svg:x1="8.5cm" svg:y1="6.559cm" svg:x2="8.866cm" svg:y2="6.559cm">
          <text:p/>
        </draw:line>
        <draw:line draw:style-name="gr2" draw:layer="layout" svg:x1="9.169cm" svg:y1="6.45cm" svg:x2="9.169cm" svg:y2="6.243cm">
          <text:p/>
        </draw:line>
        <draw:line draw:style-name="gr2" draw:layer="layout" svg:x1="9.169cm" svg:y1="6.642cm" svg:x2="9.169cm" svg:y2="6.859cm">
          <text:p/>
        </draw:line>
        <draw:polygon draw:style-name="gr6" draw:layer="layout" svg:width="0.361cm" svg:height="0.19cm" svg:x="8.988cm" svg:y="6.45cm" svg:viewBox="0 0 362 191" draw:points="0,0 0,191 362,191 362,0">
          <text:p/>
        </draw:polygon>
        <draw:polygon draw:style-name="gr7" draw:layer="layout" svg:width="0.361cm" svg:height="0.19cm" svg:x="8.988cm" svg:y="6.45cm" svg:viewBox="0 0 362 191" draw:points="0,0 0,191 362,191 362,0">
          <text:p/>
        </draw:polygon>
        <draw:polygon draw:style-name="gr2" draw:layer="layout" svg:width="0.361cm" svg:height="0.19cm" svg:x="8.988cm" svg:y="6.45cm" svg:viewBox="0 0 362 191" draw:points="0,0 0,191 362,191 362,0">
          <text:p/>
        </draw:polygon>
        <draw:line draw:style-name="gr4" draw:layer="layout" svg:x1="8.988cm" svg:y1="6.543cm" svg:x2="9.35cm" svg:y2="6.543cm">
          <text:p/>
        </draw:line>
        <draw:line draw:style-name="gr2" draw:layer="layout" svg:x1="9.653cm" svg:y1="6.381cm" svg:x2="9.653cm" svg:y2="6.213cm">
          <text:p/>
        </draw:line>
        <draw:line draw:style-name="gr2" draw:layer="layout" svg:x1="9.653cm" svg:y1="6.595cm" svg:x2="9.653cm" svg:y2="6.895cm">
          <text:p/>
        </draw:line>
        <draw:polygon draw:style-name="gr6" draw:layer="layout" svg:width="0.361cm" svg:height="0.213cm" svg:x="9.471cm" svg:y="6.381cm" svg:viewBox="0 0 362 214" draw:points="0,0 0,214 362,214 362,0">
          <text:p/>
        </draw:polygon>
        <draw:polygon draw:style-name="gr7" draw:layer="layout" svg:width="0.361cm" svg:height="0.213cm" svg:x="9.471cm" svg:y="6.381cm" svg:viewBox="0 0 362 214" draw:points="0,0 0,214 362,214 362,0">
          <text:p/>
        </draw:polygon>
        <draw:polygon draw:style-name="gr2" draw:layer="layout" svg:width="0.361cm" svg:height="0.213cm" svg:x="9.471cm" svg:y="6.381cm" svg:viewBox="0 0 362 214" draw:points="0,0 0,214 362,214 362,0">
          <text:p/>
        </draw:polygon>
        <draw:line draw:style-name="gr4" draw:layer="layout" svg:x1="9.471cm" svg:y1="6.487cm" svg:x2="9.833cm" svg:y2="6.487cm">
          <text:p/>
        </draw:line>
        <draw:path draw:style-name="gr5" draw:layer="layout" svg:width="0.059cm" svg:height="0.061cm" svg:x="10.107cm" svg:y="7.02cm" svg:viewBox="0 0 60 62" svg:d="m60 29c0 43-60 43-60 0 0-39 60-39 60 0z">
          <text:p/>
        </draw:path>
        <draw:path draw:style-name="gr4" draw:layer="layout" svg:width="0.059cm" svg:height="0.061cm" svg:x="10.107cm" svg:y="7.02cm" svg:viewBox="0 0 60 62" svg:d="m60 29c0 43-60 43-60 0 0-39 60-39 60 0z">
          <text:p/>
        </draw:path>
        <draw:path draw:style-name="gr5" draw:layer="layout" svg:width="0.059cm" svg:height="0.059cm" svg:x="10.107cm" svg:y="6.869cm" svg:viewBox="0 0 60 60" svg:d="m60 30c0 39-60 39-60 0 0-40 60-40 60 0z">
          <text:p/>
        </draw:path>
        <draw:path draw:style-name="gr4" draw:layer="layout" svg:width="0.059cm" svg:height="0.059cm" svg:x="10.107cm" svg:y="6.869cm" svg:viewBox="0 0 60 60" svg:d="m60 30c0 39-60 39-60 0 0-40 60-40 60 0z">
          <text:p/>
        </draw:path>
        <draw:line draw:style-name="gr2" draw:layer="layout" svg:x1="10.137cm" svg:y1="6.388cm" svg:x2="10.137cm" svg:y2="6.203cm">
          <text:p/>
        </draw:line>
        <draw:line draw:style-name="gr2" draw:layer="layout" svg:x1="10.137cm" svg:y1="6.592cm" svg:x2="10.137cm" svg:y2="6.799cm">
          <text:p/>
        </draw:line>
        <draw:polygon draw:style-name="gr3" draw:layer="layout" svg:width="0.361cm" svg:height="0.203cm" svg:x="9.956cm" svg:y="6.388cm" svg:viewBox="0 0 362 204" draw:points="0,0 0,204 362,204 362,0">
          <text:p/>
        </draw:polygon>
        <draw:polygon draw:style-name="gr2" draw:layer="layout" svg:width="0.361cm" svg:height="0.203cm" svg:x="9.956cm" svg:y="6.388cm" svg:viewBox="0 0 362 204" draw:points="0,0 0,204 362,204 362,0">
          <text:p/>
        </draw:polygon>
        <draw:polygon draw:style-name="gr2" draw:layer="layout" svg:width="0.361cm" svg:height="0.203cm" svg:x="9.956cm" svg:y="6.388cm" svg:viewBox="0 0 362 204" draw:points="0,0 0,204 362,204 362,0">
          <text:p/>
        </draw:polygon>
        <draw:line draw:style-name="gr4" draw:layer="layout" svg:x1="9.956cm" svg:y1="6.467cm" svg:x2="10.318cm" svg:y2="6.467cm">
          <text:p/>
        </draw:line>
        <draw:path draw:style-name="gr5" draw:layer="layout" svg:width="0.058cm" svg:height="0.059cm" svg:x="10.592cm" svg:y="6.869cm" svg:viewBox="0 0 59 60" svg:d="m59 30c0 39-59 39-59 0 0-40 59-40 59 0z">
          <text:p/>
        </draw:path>
        <draw:path draw:style-name="gr4" draw:layer="layout" svg:width="0.058cm" svg:height="0.059cm" svg:x="10.592cm" svg:y="6.869cm" svg:viewBox="0 0 59 60" svg:d="m59 30c0 39-59 39-59 0 0-40 59-40 59 0z">
          <text:p/>
        </draw:path>
        <draw:path draw:style-name="gr5" draw:layer="layout" svg:width="0.058cm" svg:height="0.058cm" svg:x="10.592cm" svg:y="6.77cm" svg:viewBox="0 0 59 59" svg:d="m59 29c0 40-59 40-59 0s59-39 59 0z">
          <text:p/>
        </draw:path>
        <draw:path draw:style-name="gr4" draw:layer="layout" svg:width="0.058cm" svg:height="0.058cm" svg:x="10.592cm" svg:y="6.77cm" svg:viewBox="0 0 59 59" svg:d="m59 29c0 40-59 40-59 0s59-39 59 0z">
          <text:p/>
        </draw:path>
        <draw:path draw:style-name="gr5" draw:layer="layout" svg:width="0.058cm" svg:height="0.061cm" svg:x="10.592cm" svg:y="6.893cm" svg:viewBox="0 0 59 62" svg:d="m59 32c0 39-59 39-59 0 0-43 59-43 59 0z">
          <text:p/>
        </draw:path>
        <draw:path draw:style-name="gr4" draw:layer="layout" svg:width="0.058cm" svg:height="0.061cm" svg:x="10.592cm" svg:y="6.893cm" svg:viewBox="0 0 59 62" svg:d="m59 32c0 39-59 39-59 0 0-43 59-43 59 0z">
          <text:p/>
        </draw:path>
        <draw:line draw:style-name="gr2" draw:layer="layout" svg:x1="10.621cm" svg:y1="6.427cm" svg:x2="10.621cm" svg:y2="6.265cm">
          <text:p/>
        </draw:line>
        <draw:line draw:style-name="gr2" draw:layer="layout" svg:x1="10.621cm" svg:y1="6.575cm" svg:x2="10.621cm" svg:y2="6.747cm">
          <text:p/>
        </draw:line>
        <draw:polygon draw:style-name="gr3" draw:layer="layout" svg:width="0.361cm" svg:height="0.147cm" svg:x="10.44cm" svg:y="6.427cm" svg:viewBox="0 0 362 148" draw:points="0,0 0,148 362,148 362,0">
          <text:p/>
        </draw:polygon>
        <draw:polygon draw:style-name="gr2" draw:layer="layout" svg:width="0.361cm" svg:height="0.147cm" svg:x="10.44cm" svg:y="6.427cm" svg:viewBox="0 0 362 148" draw:points="0,0 0,148 362,148 362,0">
          <text:p/>
        </draw:polygon>
        <draw:polygon draw:style-name="gr2" draw:layer="layout" svg:width="0.361cm" svg:height="0.147cm" svg:x="10.44cm" svg:y="6.427cm" svg:viewBox="0 0 362 148" draw:points="0,0 0,148 362,148 362,0">
          <text:p/>
        </draw:polygon>
        <draw:line draw:style-name="gr4" draw:layer="layout" svg:x1="10.44cm" svg:y1="6.483cm" svg:x2="10.802cm" svg:y2="6.483cm">
          <text:p/>
        </draw:line>
        <draw:path draw:style-name="gr5" draw:layer="layout" svg:width="0.062cm" svg:height="0.059cm" svg:x="11.075cm" svg:y="6.098cm" svg:viewBox="0 0 63 60" svg:d="m63 29c0 41-63 41-63 0 0-39 63-39 63 0z">
          <text:p/>
        </draw:path>
        <draw:path draw:style-name="gr4" draw:layer="layout" svg:width="0.062cm" svg:height="0.059cm" svg:x="11.075cm" svg:y="6.098cm" svg:viewBox="0 0 63 60" svg:d="m63 29c0 41-63 41-63 0 0-39 63-39 63 0z">
          <text:p/>
        </draw:path>
        <draw:path draw:style-name="gr5" draw:layer="layout" svg:width="0.062cm" svg:height="0.061cm" svg:x="11.075cm" svg:y="6.76cm" svg:viewBox="0 0 63 62" svg:d="m63 32c0 39-63 39-63 0 0-43 63-43 63 0z">
          <text:p/>
        </draw:path>
        <draw:path draw:style-name="gr4" draw:layer="layout" svg:width="0.062cm" svg:height="0.061cm" svg:x="11.075cm" svg:y="6.76cm" svg:viewBox="0 0 63 62" svg:d="m63 32c0 39-63 39-63 0 0-43 63-43 63 0z">
          <text:p/>
        </draw:path>
        <draw:path draw:style-name="gr5" draw:layer="layout" svg:width="0.062cm" svg:height="0.059cm" svg:x="11.075cm" svg:y="6.75cm" svg:viewBox="0 0 63 60" svg:d="m63 30c0 39-63 39-63 0 0-40 63-40 63 0z">
          <text:p/>
        </draw:path>
        <draw:path draw:style-name="gr4" draw:layer="layout" svg:width="0.062cm" svg:height="0.059cm" svg:x="11.075cm" svg:y="6.75cm" svg:viewBox="0 0 63 60" svg:d="m63 30c0 39-63 39-63 0 0-40 63-40 63 0z">
          <text:p/>
        </draw:path>
        <draw:line draw:style-name="gr2" draw:layer="layout" svg:x1="11.105cm" svg:y1="6.42cm" svg:x2="11.105cm" svg:y2="6.265cm">
          <text:p/>
        </draw:line>
        <draw:line draw:style-name="gr2" draw:layer="layout" svg:x1="11.105cm" svg:y1="6.559cm" svg:x2="11.105cm" svg:y2="6.75cm">
          <text:p/>
        </draw:line>
        <draw:polygon draw:style-name="gr3" draw:layer="layout" svg:width="0.365cm" svg:height="0.137cm" svg:x="10.924cm" svg:y="6.42cm" svg:viewBox="0 0 366 138" draw:points="0,0 0,138 366,138 366,0">
          <text:p/>
        </draw:polygon>
        <draw:polygon draw:style-name="gr2" draw:layer="layout" svg:width="0.365cm" svg:height="0.137cm" svg:x="10.924cm" svg:y="6.42cm" svg:viewBox="0 0 366 138" draw:points="0,0 0,138 366,138 366,0">
          <text:p/>
        </draw:polygon>
        <draw:polygon draw:style-name="gr2" draw:layer="layout" svg:width="0.365cm" svg:height="0.137cm" svg:x="10.924cm" svg:y="6.42cm" svg:viewBox="0 0 366 138" draw:points="0,0 0,138 366,138 366,0">
          <text:p/>
        </draw:polygon>
        <draw:line draw:style-name="gr4" draw:layer="layout" svg:x1="10.924cm" svg:y1="6.483cm" svg:x2="11.29cm" svg:y2="6.483cm">
          <text:p/>
        </draw:line>
        <draw:line draw:style-name="gr2" draw:layer="layout" svg:x1="11.593cm" svg:y1="6.394cm" svg:x2="11.593cm" svg:y2="6.265cm">
          <text:p/>
        </draw:line>
        <draw:line draw:style-name="gr2" draw:layer="layout" svg:x1="11.593cm" svg:y1="6.53cm" svg:x2="11.593cm" svg:y2="6.658cm">
          <text:p/>
        </draw:line>
        <draw:polygon draw:style-name="gr3" draw:layer="layout" svg:width="0.364cm" svg:height="0.134cm" svg:x="11.409cm" svg:y="6.394cm" svg:viewBox="0 0 365 135" draw:points="0,0 0,135 365,135 365,0">
          <text:p/>
        </draw:polygon>
        <draw:polygon draw:style-name="gr2" draw:layer="layout" svg:width="0.364cm" svg:height="0.134cm" svg:x="11.409cm" svg:y="6.394cm" svg:viewBox="0 0 365 135" draw:points="0,0 0,135 365,135 365,0">
          <text:p/>
        </draw:polygon>
        <draw:polygon draw:style-name="gr2" draw:layer="layout" svg:width="0.364cm" svg:height="0.134cm" svg:x="11.409cm" svg:y="6.394cm" svg:viewBox="0 0 365 135" draw:points="0,0 0,135 365,135 365,0">
          <text:p/>
        </draw:polygon>
        <draw:line draw:style-name="gr4" draw:layer="layout" svg:x1="11.409cm" svg:y1="6.474cm" svg:x2="11.774cm" svg:y2="6.474cm">
          <text:p/>
        </draw:line>
        <draw:line draw:style-name="gr8" draw:layer="layout" svg:x1="2.09cm" svg:y1="10.745cm" svg:x2="2.09cm" svg:y2="0.7cm">
          <text:p/>
        </draw:line>
        <draw:frame draw:style-name="gr9" draw:text-style-name="P1" draw:layer="layout" svg:width="0.574cm" svg:height="0.518cm" svg:x="1.323cm" svg:y="10.065cm">
          <draw:text-box>
            <text:p text:style-name="P1"><text:span text:style-name="T1">0.0</text:span></text:p>
          </draw:text-box>
        </draw:frame>
        <draw:frame draw:style-name="gr9" draw:text-style-name="P1" draw:layer="layout" svg:width="0.574cm" svg:height="0.518cm" svg:x="1.323cm" svg:y="8.24cm">
          <draw:text-box>
            <text:p text:style-name="P1"><text:span text:style-name="T1">0.1</text:span></text:p>
          </draw:text-box>
        </draw:frame>
        <draw:frame draw:style-name="gr9" draw:text-style-name="P1" draw:layer="layout" svg:width="0.574cm" svg:height="0.518cm" svg:x="1.323cm" svg:y="6.412cm">
          <draw:text-box>
            <text:p text:style-name="P1"><text:span text:style-name="T1">0.2</text:span></text:p>
          </draw:text-box>
        </draw:frame>
        <draw:frame draw:style-name="gr9" draw:text-style-name="P1" draw:layer="layout" svg:width="0.574cm" svg:height="0.518cm" svg:x="1.323cm" svg:y="4.585cm">
          <draw:text-box>
            <text:p text:style-name="P1"><text:span text:style-name="T1">0.3</text:span></text:p>
          </draw:text-box>
        </draw:frame>
        <draw:line draw:style-name="gr10" draw:layer="layout" svg:x1="1.952cm" svg:y1="10.288cm" svg:x2="2.09cm" svg:y2="10.288cm">
          <text:p/>
        </draw:line>
        <draw:line draw:style-name="gr10" draw:layer="layout" svg:x1="1.952cm" svg:y1="8.462cm" svg:x2="2.09cm" svg:y2="8.462cm">
          <text:p/>
        </draw:line>
        <draw:line draw:style-name="gr10" draw:layer="layout" svg:x1="1.952cm" svg:y1="6.635cm" svg:x2="2.09cm" svg:y2="6.635cm">
          <text:p/>
        </draw:line>
        <draw:line draw:style-name="gr10" draw:layer="layout" svg:x1="1.952cm" svg:y1="4.81cm" svg:x2="2.09cm" svg:y2="4.81cm">
          <text:p/>
        </draw:line>
        <draw:line draw:style-name="gr10" draw:layer="layout" svg:x1="1.952cm" svg:y1="2.982cm" svg:x2="2.09cm" svg:y2="2.982cm">
          <text:p/>
        </draw:line>
        <draw:line draw:style-name="gr10" draw:layer="layout" svg:x1="1.952cm" svg:y1="1.157cm" svg:x2="2.09cm" svg:y2="1.157cm">
          <text:p/>
        </draw:line>
        <draw:line draw:style-name="gr8" draw:layer="layout" svg:x1="2.09cm" svg:y1="10.745cm" svg:x2="11.883cm" svg:y2="10.745cm">
          <text:p/>
        </draw:line>
        <draw:line draw:style-name="gr10" draw:layer="layout" svg:x1="2.38cm" svg:y1="10.883cm" svg:x2="2.38cm" svg:y2="10.745cm">
          <text:p/>
        </draw:line>
        <draw:line draw:style-name="gr10" draw:layer="layout" svg:x1="2.868cm" svg:y1="10.883cm" svg:x2="2.868cm" svg:y2="10.745cm">
          <text:p/>
        </draw:line>
        <draw:line draw:style-name="gr10" draw:layer="layout" svg:x1="3.352cm" svg:y1="10.883cm" svg:x2="3.352cm" svg:y2="10.745cm">
          <text:p/>
        </draw:line>
        <draw:line draw:style-name="gr10" draw:layer="layout" svg:x1="3.836cm" svg:y1="10.883cm" svg:x2="3.836cm" svg:y2="10.745cm">
          <text:p/>
        </draw:line>
        <draw:line draw:style-name="gr10" draw:layer="layout" svg:x1="4.321cm" svg:y1="10.883cm" svg:x2="4.321cm" svg:y2="10.745cm">
          <text:p/>
        </draw:line>
        <draw:line draw:style-name="gr10" draw:layer="layout" svg:x1="4.804cm" svg:y1="10.883cm" svg:x2="4.804cm" svg:y2="10.745cm">
          <text:p/>
        </draw:line>
        <draw:line draw:style-name="gr10" draw:layer="layout" svg:x1="5.289cm" svg:y1="10.883cm" svg:x2="5.289cm" svg:y2="10.745cm">
          <text:p/>
        </draw:line>
        <draw:line draw:style-name="gr10" draw:layer="layout" svg:x1="5.776cm" svg:y1="10.883cm" svg:x2="5.776cm" svg:y2="10.745cm">
          <text:p/>
        </draw:line>
        <draw:line draw:style-name="gr10" draw:layer="layout" svg:x1="6.261cm" svg:y1="10.883cm" svg:x2="6.261cm" svg:y2="10.745cm">
          <text:p/>
        </draw:line>
        <draw:line draw:style-name="gr10" draw:layer="layout" svg:x1="6.744cm" svg:y1="10.883cm" svg:x2="6.744cm" svg:y2="10.745cm">
          <text:p/>
        </draw:line>
        <draw:line draw:style-name="gr10" draw:layer="layout" svg:x1="7.229cm" svg:y1="10.883cm" svg:x2="7.229cm" svg:y2="10.745cm">
          <text:p/>
        </draw:line>
        <draw:line draw:style-name="gr10" draw:layer="layout" svg:x1="7.712cm" svg:y1="10.883cm" svg:x2="7.712cm" svg:y2="10.745cm">
          <text:p/>
        </draw:line>
        <draw:line draw:style-name="gr10" draw:layer="layout" svg:x1="8.197cm" svg:y1="10.883cm" svg:x2="8.197cm" svg:y2="10.745cm">
          <text:p/>
        </draw:line>
        <draw:line draw:style-name="gr10" draw:layer="layout" svg:x1="8.684cm" svg:y1="10.883cm" svg:x2="8.684cm" svg:y2="10.745cm">
          <text:p/>
        </draw:line>
        <draw:line draw:style-name="gr10" draw:layer="layout" svg:x1="9.169cm" svg:y1="10.883cm" svg:x2="9.169cm" svg:y2="10.745cm">
          <text:p/>
        </draw:line>
        <draw:line draw:style-name="gr10" draw:layer="layout" svg:x1="9.653cm" svg:y1="10.883cm" svg:x2="9.653cm" svg:y2="10.745cm">
          <text:p/>
        </draw:line>
        <draw:line draw:style-name="gr10" draw:layer="layout" svg:x1="10.137cm" svg:y1="10.883cm" svg:x2="10.137cm" svg:y2="10.745cm">
          <text:p/>
        </draw:line>
        <draw:line draw:style-name="gr10" draw:layer="layout" svg:x1="10.621cm" svg:y1="10.883cm" svg:x2="10.621cm" svg:y2="10.745cm">
          <text:p/>
        </draw:line>
        <draw:line draw:style-name="gr10" draw:layer="layout" svg:x1="11.105cm" svg:y1="10.883cm" svg:x2="11.105cm" svg:y2="10.745cm">
          <text:p/>
        </draw:line>
        <draw:line draw:style-name="gr10" draw:layer="layout" svg:x1="11.593cm" svg:y1="10.883cm" svg:x2="11.593cm" svg:y2="10.745cm">
          <text:p/>
        </draw:line>
        <draw:frame draw:style-name="gr11" draw:text-style-name="P1" draw:layer="layout" svg:width="0.574cm" svg:height="0.518cm" svg:x="1.323cm" svg:y="2.76cm">
          <draw:text-box>
            <text:p text:style-name="P1"><text:span text:style-name="T1">0.4</text:span></text:p>
          </draw:text-box>
        </draw:frame>
        <draw:frame draw:style-name="gr9" draw:text-style-name="P1" draw:layer="layout" svg:width="0.574cm" svg:height="0.518cm" svg:x="1.323cm" svg:y="0.935cm">
          <draw:text-box>
            <text:p text:style-name="P1"><text:span text:style-name="T1">0.5</text:span></text:p>
          </draw:text-box>
        </draw:frame>
        <draw:frame draw:style-name="gr12" draw:text-style-name="P2" draw:layer="layout" svg:width="3.812cm" svg:height="0.593cm" svg:x="5.144cm" svg:y="11.352cm">
          <draw:text-box>
            <text:p text:style-name="P2"><text:span text:style-name="T2">Trait Dimension</text:span></text:p>
          </draw:text-box>
        </draw:frame>
        <draw:frame draw:style-name="gr13" draw:text-style-name="P3" draw:layer="layout" svg:width="1.378cm" svg:height="0.619cm" draw:transform="rotate (1.5707963267949) translate (0.5cm 6.294cm)">
          <draw:text-box>
            <text:p text:style-name="P3"><text:span text:style-name="T3">Sig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1cm" fo:margin-left="0cm" fo:margin-right="0cm" fo:page-width="12.7cm" fo:page-height="11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11T13:37:32</dc:date>
    <dc:creator>Giulio Riva</dc:creator>
    <meta:generator>LibreOffice/4.0.4.2$Linux_X86_64 LibreOffice_project/400m0$Build-2</meta:generator>
    <meta:editing-duration>PT3M56S</meta:editing-duration>
    <meta:editing-cycles>5</meta:editing-cycles>
    <meta:document-statistic meta:object-count="191"/>
  </office:meta>
</office:document-meta>
</file>